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4pt" officeooo:rsid="00177cd0" officeooo:paragraph-rsid="001ee1d0" style:font-size-asian="14pt" style:font-size-complex="14pt"/>
    </style:style>
    <style:style style:name="P2" style:family="paragraph" style:parent-style-name="Standard">
      <style:text-properties style:font-name="Arial" fo:font-size="14pt" officeooo:rsid="0009be32" officeooo:paragraph-rsid="0020e42b" style:font-size-asian="14pt" style:font-size-complex="14pt"/>
    </style:style>
    <style:style style:name="P3" style:family="paragraph" style:parent-style-name="Standard">
      <style:text-properties style:font-name="Arial" fo:font-size="14pt" officeooo:rsid="001295f6" officeooo:paragraph-rsid="00285ba4" style:font-size-asian="14pt" style:font-size-complex="14pt"/>
    </style:style>
    <style:style style:name="P4" style:family="paragraph" style:parent-style-name="Standard">
      <style:text-properties style:font-name="Arial" fo:font-size="14pt" officeooo:rsid="001295f6" officeooo:paragraph-rsid="00296217" style:font-size-asian="14pt" style:font-size-complex="14pt"/>
    </style:style>
    <style:style style:name="P5" style:family="paragraph" style:parent-style-name="Standard">
      <style:text-properties style:font-name="Arial" fo:font-size="14pt" officeooo:rsid="001aa480" officeooo:paragraph-rsid="001afa29" style:font-size-asian="14pt" style:font-size-complex="14pt"/>
    </style:style>
    <style:style style:name="P6" style:family="paragraph" style:parent-style-name="Standard">
      <style:text-properties style:font-name="Arial" fo:font-size="14pt" officeooo:rsid="001aa480" officeooo:paragraph-rsid="001ee1d0" style:font-size-asian="14pt" style:font-size-complex="14pt"/>
    </style:style>
    <style:style style:name="P7" style:family="paragraph" style:parent-style-name="Standard">
      <style:text-properties style:font-name="Arial" fo:font-size="14pt" officeooo:rsid="00296217" officeooo:paragraph-rsid="00296217" style:font-size-asian="14pt" style:font-size-complex="14pt"/>
    </style:style>
    <style:style style:name="P8" style:family="paragraph" style:parent-style-name="Standard">
      <style:text-properties style:font-name="Arial" fo:font-size="14pt" officeooo:rsid="002b184b" officeooo:paragraph-rsid="002b184b" style:font-size-asian="14pt" style:font-size-complex="14pt"/>
    </style:style>
    <style:style style:name="P9" style:family="paragraph" style:parent-style-name="Standard">
      <style:text-properties style:font-name="Arial" fo:font-size="14pt" officeooo:rsid="001afa29" officeooo:paragraph-rsid="001ee1d0" style:font-size-asian="14pt" style:font-size-complex="14pt"/>
    </style:style>
    <style:style style:name="P10" style:family="paragraph" style:parent-style-name="Standard">
      <style:text-properties style:font-name="Arial" fo:font-size="14pt" officeooo:rsid="0024b614" officeooo:paragraph-rsid="0020e42b" style:font-size-asian="14pt" style:font-size-complex="14pt"/>
    </style:style>
    <style:style style:name="P11" style:family="paragraph" style:parent-style-name="Standard">
      <style:text-properties style:font-name="Arial" fo:font-size="14pt" officeooo:rsid="001d8ba4" officeooo:paragraph-rsid="0020e42b" style:font-size-asian="14pt" style:font-size-complex="14pt"/>
    </style:style>
    <style:style style:name="P12" style:family="paragraph" style:parent-style-name="Standard">
      <style:text-properties style:font-name="Arial" fo:font-size="14pt" officeooo:rsid="002d1031" officeooo:paragraph-rsid="002d1031" style:font-size-asian="14pt" style:font-size-complex="14pt"/>
    </style:style>
    <style:style style:name="T1" style:family="text">
      <style:text-properties officeooo:rsid="000e07fe"/>
    </style:style>
    <style:style style:name="T2" style:family="text">
      <style:text-properties officeooo:rsid="0007a2ed"/>
    </style:style>
    <style:style style:name="T3" style:family="text">
      <style:text-properties officeooo:rsid="00178a3c"/>
    </style:style>
    <style:style style:name="T4" style:family="text">
      <style:text-properties officeooo:rsid="0019419c"/>
    </style:style>
    <style:style style:name="T5" style:family="text">
      <style:text-properties officeooo:rsid="001afa29"/>
    </style:style>
    <style:style style:name="T6" style:family="text">
      <style:text-properties officeooo:rsid="001d8ba4"/>
    </style:style>
    <style:style style:name="T7" style:family="text">
      <style:text-properties officeooo:rsid="001ee1d0"/>
    </style:style>
    <style:style style:name="T8" style:family="text">
      <style:text-properties officeooo:rsid="0024b614"/>
    </style:style>
    <style:style style:name="T9" style:family="text">
      <style:text-properties officeooo:rsid="00264368"/>
    </style:style>
    <style:style style:name="T10" style:family="text">
      <style:text-properties officeooo:rsid="002a1ab2"/>
    </style:style>
    <style:style style:name="T11" style:family="text">
      <style:text-properties officeooo:rsid="002cb50f"/>
    </style:style>
    <style:style style:name="T12" style:family="text">
      <style:text-properties officeooo:rsid="002d10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ext:span text:style-name="T9">ello</text:span>, my name is Chanthu Oeur and I am the founder of Feed Cambodia. I was born in Battambong, Cambodia <text:span text:style-name="T9">in 1969 </text:span>a few years before the Khmer Rouge came to power. <text:span text:style-name="T2">I am the youngest of eight siblings. </text:span>I have five sisters and two brothers. <text:span text:style-name="T2">My </text:span>mother<text:span text:style-name="T2"> passed away when I was a baby. </text:span>When I was about six years old, <text:span text:style-name="T3">the Khmer Rouge separated me from my family and I was sent to an orphanage. At the orphanage I worked clearing brush and weeds. My sisters Chay, Maly, and Navy and my brothers Yoeut and Youk were sent to various labor camps where they would work farming rice, etc.</text:span></text:p>
      <text:p text:style-name="P5"/>
      <text:p text:style-name="P6"><text:span text:style-name="T7">M</text:span>y <text:span text:style-name="T6">father</text:span>, <text:span text:style-name="T4">So</text:span>e<text:span text:style-name="T4">urn,</text:span> and sisters Sort and Thy, were taken to an extermination <text:span text:style-name="T6">camp</text:span>. <text:span text:style-name="T5">Sort's husband was a doctor and Thy's husband was part Vietnamese. Both men had fled the country because they had been targeted for extermination. The Khmer Rouge was executing those that were educated or of impure ancestry. Because their husbands had evaded execution, Sort and Thy, as well as my father, would be executed in reprisal. While at the camp they would see people, even small children, escorted away carrying shovels to never return again. They assumed those people dug their own graves and would then be executed. They watched people walk away day after day. Wondering when it would be their turn. Days turned into months. Months turned into years. Fortunately their turn never came. The Vietnamese invaded and they escaped in the chaos. </text:span></text:p>
      <text:p text:style-name="P9"><text:s text:c="2"/></text:p>
      <text:p text:style-name="P10">Meanwhile, when I was working at the orphanage, I got a small cut on my leg that was not properly taken care of. The cut became infected and was so painful I could not walk. The wound eventually became infested with maggots. I was taken to a hospital, but their was no medicine and little they could do for treatment. There I laid in bed fearing the constant sound of gunfire that was close by and wondering if I would ever see my family again. </text:p>
      <text:p text:style-name="P2"/>
      <text:p text:style-name="P11">Eventually my sister Chay found me through word of mouth. One of the guards at her work camp had taken a liking to her and allowed her to leave work briefly to visit me every couple of weeks or so. There was also a kind women that was a patient at the hospital who noticed I was so young and received practically no visitors. One night, the women sensed that the fighting was getting too close and that we were in imminent danger. She and her husband snuck me out of the hospital and took me to their house. There they cared for me and my wound. Chay was later liberated from her work camp and wanted to find me. She tracked me down at the couple's house and was ready to reunite me with the rest of my family. At first the couple was reluctant to let me go because they were eager to have me as their own daughter. However, Chay was able to convince them that the best thing for me was to be with my family.</text:p>
      <text:p text:style-name="P2"/>
      <text:p text:style-name="P4"><text:soft-page-break/><text:span text:style-name="T8">During the Vietnamese invasion, </text:span>Chay <text:span text:style-name="T8">and I found my brother </text:span>Yoeut <text:span text:style-name="T8">and my sisters Maly and Navy. We were able to escape at night on foot to a refugee camp in</text:span> Thailand. <text:span text:style-name="T8">Later m</text:span>y <text:span text:style-name="T8">father and other siblings reunited with us there. It was a miracle that we all ended up at the same camp. </text:span></text:p>
      <text:p text:style-name="P4"/>
      <text:p text:style-name="P12">Later, My sister Chay and brothers Youk and Yoeut left the camp to find work. Yoeut was recaptured by the Khmer Rouge. The three of them would later be stuck outside the camp and would not receive sponsorship to move to the USA. </text:p>
      <text:p text:style-name="P3"/>
      <text:p text:style-name="P7">Those of us that remained in the camp moved around to about 7 different refugee camps over the next 5 years. <text:span text:style-name="T1">In 1984 my sister </text:span>Navy<text:span text:style-name="T1">, </text:span>my father<text:span text:style-name="T1">, and I were sponsored to come to the USA to live. </text:span>We ended up in California <text:span text:style-name="T11">along with </text:span>my sisters Sort, Thy, <text:span text:style-name="T12">and </text:span>Maly. My <text:span text:style-name="T10">brothers Youk and Yoeut and my sister Chay were never able to move to the USA and would not be reunited with us until our visit to Asia 20 years later.</text:span></text:p>
      <text:p text:style-name="P7"/>
      <text:p text:style-name="P8">Amazingly, my whole family survived the Khmer Rouge genocide and fighting. That is quite a miracle considering one fourth of the Cambodian population was killed during that time period. My sister Thy and my brother Yoeut both stepped on land-mines. They did not lose any limbs, but both still have shrapnel in their bodies. Yoeut was severely injured in his torso and nearly lost his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06:09.521712055</meta:creation-date>
    <dc:date>2016-10-10T19:35:26.461040797</dc:date>
    <meta:editing-duration>PT6H15M10S</meta:editing-duration>
    <meta:editing-cycles>35</meta:editing-cycles>
    <meta:generator>LibreOffice/4.2.8.2$Linux_X86_64 LibreOffice_project/420m0$Build-2</meta:generator>
    <meta:document-statistic meta:table-count="0" meta:image-count="0" meta:object-count="0" meta:page-count="2" meta:paragraph-count="9" meta:word-count="763" meta:character-count="4080" meta:non-whitespace-character-count="3319"/>
  </office:meta>
</office:document-meta>
</file>